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Preformatted_20_Text">
      <style:text-properties fo:font-weight="bold" fo:background-color="transparent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fo:background-color="#ffff00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fo:background-color="#ffffa6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fo:background-color="#ffe994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text-properties style:use-window-font-color="true" loext:opacity="0%" fo:font-weight="bold" fo:background-color="transparent" style:font-weight-asian="bold" style:font-weight-complex="bold"/>
    </style:style>
    <style:style style:name="P7" style:family="paragraph" style:parent-style-name="Preformatted_20_Text">
      <style:text-properties officeooo:rsid="00199ae9" officeooo:paragraph-rsid="001b5185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conditional GET from https://sharecon.sharc.fun</text:p>
      <text:p text:style-name="P1">HTTP request headers (‘…’ indicates that irrelevant information were skipped):</text:p>
      <text:p text:style-name="Preformatted_20_Text"/>
      <text:p text:style-name="Preformatted_20_Text">1.</text:p>
      <text:p text:style-name="Preformatted_20_Text">GET http://sharecon.sharc.fun/ HTTP/1.1</text:p>
      <text:p text:style-name="Preformatted_20_Text">Host: sharecon.sharc.fun</text:p>
      <text:p text:style-name="Preformatted_20_Text">Sec-Fetch-Site: same-site</text:p>
      <text:p text:style-name="Preformatted_20_Text">Sec-Fetch-Mode: navigate</text:p>
      <text:p text:style-name="Preformatted_20_Text">Sec-Fetch-User: ?1</text:p>
      <text:p text:style-name="Preformatted_20_Text">Sec-Fetch-Dest: document</text:p>
      <text:p text:style-name="Preformatted_20_Text">…</text:p>
      <text:p text:style-name="Preformatted_20_Text">Referer: http://sharc.fun/</text:p>
      <text:p text:style-name="Preformatted_20_Text">…</text:p>
      <text:p text:style-name="Preformatted_20_Text"/>
      <text:p text:style-name="Preformatted_20_Text">2.</text:p>
      <text:p text:style-name="Preformatted_20_Text">GET https://sharc.fun/styles.css HTTP/1.1</text:p>
      <text:p text:style-name="Preformatted_20_Text">Host: sharc.fun</text:p>
      <text:p text:style-name="Preformatted_20_Text">Connection: keep-alive</text:p>
      <text:p text:style-name="Preformatted_20_Text">Sec-Fetch-Site: same-site</text:p>
      <text:p text:style-name="Preformatted_20_Text">Sec-Fetch-Mode: no-cors</text:p>
      <text:p text:style-name="Preformatted_20_Text">Sec-Fetch-Dest: style</text:p>
      <text:p text:style-name="Preformatted_20_Text">…</text:p>
      <text:p text:style-name="Preformatted_20_Text">Referer: https://sharecon.sharc.fun/</text:p>
      <text:p text:style-name="Preformatted_20_Text">…</text:p>
      <text:p text:style-name="Preformatted_20_Text"/>
      <text:p text:style-name="Preformatted_20_Text">3.</text:p>
      <text:p text:style-name="Preformatted_20_Text">GET https://sharc.fun/materials/icons/favicon.ico HTTP/1.1</text:p>
      <text:p text:style-name="Preformatted_20_Text">Host: sharc.fun</text:p>
      <text:p text:style-name="Preformatted_20_Text">Connection: keep-alive</text:p>
      <text:p text:style-name="Preformatted_20_Text">Sec-Fetch-Site: same-site</text:p>
      <text:p text:style-name="Preformatted_20_Text">Sec-Fetch-Mode: no-cors</text:p>
      <text:p text:style-name="Preformatted_20_Text">Sec-Fetch-Dest: image</text:p>
      <text:p text:style-name="Preformatted_20_Text">…</text:p>
      <text:p text:style-name="Preformatted_20_Text">Referer: https://sharecon.sharc.fun/</text:p>
      <text:p text:style-name="Preformatted_20_Text">…</text:p>
      <text:p text:style-name="Preformatted_20_Text"/>
      <text:p text:style-name="Preformatted_20_Text">4.</text:p>
      <text:p text:style-name="Preformatted_20_Text">CONNECT ssl.gstatic.com:443 HTTP/1.1</text:p>
      <text:p text:style-name="Preformatted_20_Text">Host: ssl.gstatic.com:443</text:p>
      <text:p text:style-name="Preformatted_20_Text">Connection: keep-alive</text:p>
      <text:p text:style-name="Preformatted_20_Text">…</text:p>
      <text:p text:style-name="Preformatted_20_Text"/>
      <text:p text:style-name="Preformatted_20_Text">[SSL info…]</text:p>
      <text:p text:style-name="Preformatted_20_Text"/>
      <text:p text:style-name="Preformatted_20_Text">5.</text:p>
      <text:p text:style-name="Preformatted_20_Text">GET https://ssl.gstatic.com/docs/common/cleardot.gif?zx=f3ujebqtz2px HTTP/1.1</text:p>
      <text:p text:style-name="Preformatted_20_Text">Host: ssl.gstatic.com</text:p>
      <text:p text:style-name="Preformatted_20_Text">Connection: keep-alive</text:p>
      <text:p text:style-name="Preformatted_20_Text">…</text:p>
      <text:p text:style-name="Preformatted_20_Text">Sec-Fetch-Site: cross-site</text:p>
      <text:p text:style-name="Preformatted_20_Text">Sec-Fetch-Mode: no-cors</text:p>
      <text:p text:style-name="Preformatted_20_Text">Sec-Fetch-Dest: image</text:p>
      <text:p text:style-name="Preformatted_20_Text">Referer: https://drive.google.com/</text:p>
      <text:p text:style-name="Preformatted_20_Text">Accept-Encoding: gzip, deflate, br</text:p>
      <text:p text:style-name="Preformatted_20_Text">[no more data...]</text:p>
      <text:p text:style-name="Preformatted_20_Text"/>
      <text:p text:style-name="P1">RAW response:</text:p>
      <text:p text:style-name="Preformatted_20_Text"/>
      <text:p text:style-name="Preformatted_20_Text">1.</text:p>
      <text:p text:style-name="Preformatted_20_Text">HTTP/1.1 200 OK</text:p>
      <text:p text:style-name="Preformatted_20_Text">Server: nginx</text:p>
      <text:p text:style-name="Preformatted_20_Text">Date: Sat, 25 Mar 2023 11:51:58 GMT</text:p>
      <text:p text:style-name="Preformatted_20_Text">Content-Type: text/html</text:p>
      <text:p text:style-name="Preformatted_20_Text">Last-Modified: Fri, 24 Mar 2023 22:11:17 GMT</text:p>
      <text:p text:style-name="Preformatted_20_Text"><text:soft-page-break/>Connection: keep-alive</text:p>
      <text:p text:style-name="Preformatted_20_Text">ETag: W/"641e2005-253"</text:p>
      <text:p text:style-name="Preformatted_20_Text">Content-Length: 595</text:p>
      <text:p text:style-name="Preformatted_20_Text"/>
      <text:p text:style-name="Preformatted_20_Text"/>
      <text:p text:style-name="Preformatted_20_Text">&lt;!DOCTYPE html&gt;</text:p>
      <text:p text:style-name="Preformatted_20_Text">.</text:p>
      <text:p text:style-name="Preformatted_20_Text">.</text:p>
      <text:p text:style-name="Preformatted_20_Text">.</text:p>
      <text:p text:style-name="Preformatted_20_Text">&lt;/html&gt;</text:p>
      <text:p text:style-name="Preformatted_20_Text"/>
      <text:p text:style-name="Preformatted_20_Text">2.</text:p>
      <text:p text:style-name="Preformatted_20_Text">HTTP/1.1 200 OK</text:p>
      <text:p text:style-name="Preformatted_20_Text">Server: nginx</text:p>
      <text:p text:style-name="Preformatted_20_Text">Date: Sat, 25 Mar 2023 12:03:57 GMT</text:p>
      <text:p text:style-name="Preformatted_20_Text">Content-Type: text/css</text:p>
      <text:p text:style-name="Preformatted_20_Text">Content-Length: 443</text:p>
      <text:p text:style-name="Preformatted_20_Text">Last-Modified: Fri, 24 Mar 2023 18:33:11 GMT</text:p>
      <text:p text:style-name="Preformatted_20_Text">Connection: keep-alive</text:p>
      <text:p text:style-name="Preformatted_20_Text">ETag: "641dece7-1bb"</text:p>
      <text:p text:style-name="Preformatted_20_Text">Accept-Ranges: bytes</text:p>
      <text:p text:style-name="Preformatted_20_Text"/>
      <text:p text:style-name="Preformatted_20_Text">body {…}</text:p>
      <text:p text:style-name="Preformatted_20_Text">…</text:p>
      <text:p text:style-name="Preformatted_20_Text"/>
      <text:p text:style-name="Preformatted_20_Text">3.</text:p>
      <text:p text:style-name="Preformatted_20_Text">HTTP/1.1 200 OK</text:p>
      <text:p text:style-name="Preformatted_20_Text">Server: nginx</text:p>
      <text:p text:style-name="Preformatted_20_Text">Date: Sat, 25 Mar 2023 12:03:57 GMT</text:p>
      <text:p text:style-name="Preformatted_20_Text">Content-Type: image/x-icon</text:p>
      <text:p text:style-name="Preformatted_20_Text">Content-Length: 15406</text:p>
      <text:p text:style-name="Preformatted_20_Text">Last-Modified: Thu, 23 Mar 2023 10:54:12 GMT</text:p>
      <text:p text:style-name="Preformatted_20_Text">Connection: keep-alive</text:p>
      <text:p text:style-name="Preformatted_20_Text">ETag: "641c2fd4-3c2e"</text:p>
      <text:p text:style-name="Preformatted_20_Text">Accept-Ranges: bytes</text:p>
      <text:p text:style-name="Preformatted_20_Text"/>
      <text:p text:style-name="Preformatted_20_Text">[image binary data…]</text:p>
      <text:p text:style-name="Preformatted_20_Text">…</text:p>
      <text:p text:style-name="Preformatted_20_Text"/>
      <text:p text:style-name="Preformatted_20_Text">4.</text:p>
      <text:p text:style-name="Preformatted_20_Text">HTTP/1.1 200 Connection Established</text:p>
      <text:p text:style-name="Preformatted_20_Text">FiddlerGateway: Direct</text:p>
      <text:p text:style-name="Preformatted_20_Text">StartTime: 13:04:39.333</text:p>
      <text:p text:style-name="Preformatted_20_Text">Connection: close</text:p>
      <text:p text:style-name="Preformatted_20_Text"/>
      <text:p text:style-name="Preformatted_20_Text">[Server Certificate…]</text:p>
      <text:p text:style-name="Preformatted_20_Text">…</text:p>
      <text:p text:style-name="Preformatted_20_Text"/>
      <text:p text:style-name="Preformatted_20_Text">5.</text:p>
      <text:p text:style-name="Preformatted_20_Text">HTTP/1.1 200 OK</text:p>
      <text:p text:style-name="Preformatted_20_Text">Accept-Ranges: bytes</text:p>
      <text:p text:style-name="Preformatted_20_Text">Content-Type: image/gif</text:p>
      <text:p text:style-name="Preformatted_20_Text">Vary: Origin</text:p>
      <text:p text:style-name="Preformatted_20_Text">…</text:p>
      <text:p text:style-name="Preformatted_20_Text"/>
      <text:p text:style-name="Preformatted_20_Text">[gif data...]</text:p>
      <text:p text:style-name="Preformatted_20_Text"/>
      <text:p text:style-name="P3">Conditional GET from https://sharecon.sharc.fun</text:p>
      <text:p text:style-name="P6">HTTP request headers (‘…’ indicates that irrelevant information were skipped):</text:p>
      <text:p text:style-name="Preformatted_20_Text"/>
      <text:p text:style-name="Preformatted_20_Text">GET https://sharecon.sharc.fun/ HTTP/1.1</text:p>
      <text:p text:style-name="Preformatted_20_Text">Host: sharecon.sharc.fun</text:p>
      <text:p text:style-name="Preformatted_20_Text">Connection: keep-alive</text:p>
      <text:p text:style-name="Preformatted_20_Text">…</text:p>
      <text:p text:style-name="Preformatted_20_Text"><text:soft-page-break/>Sec-Fetch-Site: same-site</text:p>
      <text:p text:style-name="Preformatted_20_Text">Sec-Fetch-Mode: navigate</text:p>
      <text:p text:style-name="Preformatted_20_Text">Sec-Fetch-User: ?1</text:p>
      <text:p text:style-name="Preformatted_20_Text">Sec-Fetch-Dest: document</text:p>
      <text:p text:style-name="Preformatted_20_Text">Referer: https://sharc.fun/</text:p>
      <text:p text:style-name="Preformatted_20_Text">Accept-Encoding: gzip, deflate, br</text:p>
      <text:p text:style-name="Preformatted_20_Text">If-None-Match: W/"641e2005-253"</text:p>
      <text:p text:style-name="Preformatted_20_Text">If-Modified-Since: Fri, 24 Mar 2023 22:11:17 GMT</text:p>
      <text:p text:style-name="Preformatted_20_Text"/>
      <text:p text:style-name="P1">RAW response:</text:p>
      <text:p text:style-name="Preformatted_20_Text"/>
      <text:p text:style-name="Preformatted_20_Text">HTTP/1.1 304 Not Modified</text:p>
      <text:p text:style-name="Preformatted_20_Text">Server: nginx</text:p>
      <text:p text:style-name="Preformatted_20_Text">Date: Sat, 25 Mar 2023 12:04:46 GMT</text:p>
      <text:p text:style-name="Preformatted_20_Text">Last-Modified: Fri, 24 Mar 2023 22:11:17 GMT</text:p>
      <text:p text:style-name="Preformatted_20_Text">Connection: keep-alive</text:p>
      <text:p text:style-name="Preformatted_20_Text">ETag: "641e2005-253"</text:p>
      <text:p text:style-name="Preformatted_20_Text"/>
      <text:p text:style-name="Preformatted_20_Text">[no more data]</text:p>
      <text:p text:style-name="Preformatted_20_Text"/>
      <text:p text:style-name="P2">HEADERS MEANING:</text:p>
      <text:p text:style-name="Preformatted_20_Text"/>
      <text:p text:style-name="P5">Request Headers:</text:p>
      <text:p text:style-name="Preformatted_20_Text"/>
      <text:p text:style-name="Preformatted_20_Text"><text:span text:style-name="T1">Accept</text:span>: Indicates the MIME types that the client can handle in the response.</text:p>
      <text:p text:style-name="Preformatted_20_Text"><text:span text:style-name="T1">Accept</text:span>-Encoding: Specifies the content encoding that the client can handle, such as gzip or deflate.</text:p>
      <text:p text:style-name="Preformatted_20_Text"><text:span text:style-name="T1">Authorization</text:span>: Contains the authentication credentials required to access the resource.</text:p>
      <text:p text:style-name="Preformatted_20_Text"><text:span text:style-name="T1">Cache-Control</text:span>: Specifies the caching behavior that the client expects from the server.</text:p>
      <text:p text:style-name="Preformatted_20_Text"><text:span text:style-name="T1">Content-Length</text:span>: Indicates the size of the message body in bytes.</text:p>
      <text:p text:style-name="Preformatted_20_Text"><text:span text:style-name="T1">Content-Type</text:span>: Specifies the MIME type of the message body.</text:p>
      <text:p text:style-name="Preformatted_20_Text"><text:span text:style-name="T1">Cookie</text:span>: Contains previously stored cookie data.</text:p>
      <text:p text:style-name="Preformatted_20_Text"><text:span text:style-name="T1">Host</text:span>: Specifies the hostname and port number of the server.</text:p>
      <text:p text:style-name="Preformatted_20_Text"><text:span text:style-name="T1">Referer</text:span>: Indicates the URL of the page that led to the current request.</text:p>
      <text:p text:style-name="Preformatted_20_Text"><text:span text:style-name="T1">User-Agent</text:span>: Identifies the client application making the request.</text:p>
      <text:p text:style-name="Preformatted_20_Text"><text:span text:style-name="T1">Sec-Fetch-Dest</text:span>: Indicates the request's destination, such as whether it's a document, script, or image.</text:p>
      <text:p text:style-name="Preformatted_20_Text"><text:span text:style-name="T1">Sec-Fetch-Mode</text:span>: Indicates the request's mode, such as whether it's a "navigate" request triggered by a user action, or a "cors" request initiated by a script.</text:p>
      <text:p text:style-name="Preformatted_20_Text"><text:span text:style-name="T1">Sec-Fetch-Site</text:span>: Indicates the request's originating site, such as whether it's a "same-origin" request from the same site, or a "cross-origin" request from a different site.</text:p>
      <text:p text:style-name="Preformatted_20_Text"><text:span text:style-name="T1">Sec-Fetch-User</text:span>: Indicates the user's intention with the request, such as whether they want to send credentials like cookies or HTTP authentication information.</text:p>
      <text:p text:style-name="Preformatted_20_Text"/>
      <text:p text:style-name="P5">Response Headers:</text:p>
      <text:p text:style-name="Preformatted_20_Text"/>
      <text:p text:style-name="Preformatted_20_Text"><text:span text:style-name="T1">Access-Control-Allow-Origin</text:span>: Specifies the origin domains that are allowed to access the resource.</text:p>
      <text:p text:style-name="Preformatted_20_Text"><text:span text:style-name="T1">Cache-Control</text:span>: Specifies the caching behavior that the client should follow for the response.</text:p>
      <text:p text:style-name="Preformatted_20_Text"><text:span text:style-name="T1">Content-Encoding</text:span>: Indicates the content encoding used for the response, such as gzip or deflate.</text:p>
      <text:p text:style-name="Preformatted_20_Text"><text:span text:style-name="T1">Content-Length</text:span>: Indicates the size of the message body in bytes.</text:p>
      <text:p text:style-name="Preformatted_20_Text"><text:span text:style-name="T1">Content-Type</text:span>: Specifies the MIME type of the message body.</text:p>
      <text:p text:style-name="Preformatted_20_Text"><text:span text:style-name="T1">Date</text:span>: Indicates the date and time that the response was sent.</text:p>
      <text:p text:style-name="Preformatted_20_Text"><text:span text:style-name="T1">Expires</text:span>: Indicates the date and time after which the response is considered stale.</text:p>
      <text:p text:style-name="Preformatted_20_Text"><text:span text:style-name="T1">Last-Modified</text:span>: Indicates the date and time when the resource was last modified.</text:p>
      <text:p text:style-name="Preformatted_20_Text"><text:span text:style-name="T1">Location</text:span>: Indicates the URL of a resource that can be used to access the requested resource.</text:p>
      <text:p text:style-name="Preformatted_20_Text"><text:span text:style-name="T1">Server</text:span>: Identifies the server software used to generate the response.</text:p>
      <text:p text:style-name="P7"><text:soft-page-break/><text:span text:style-name="T1">ETag</text:span>: Provides a mechanism for web servers and clients to efficiently determine if a resource has changed since it was last reques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5T15:23:05.021000000</dc:date>
    <meta:editing-duration>PT18M45S</meta:editing-duration>
    <meta:editing-cycles>9</meta:editing-cycles>
    <meta:generator>LibreOffice/7.5.1.2$Windows_X86_64 LibreOffice_project/fcbaee479e84c6cd81291587d2ee68cba099e129</meta:generator>
    <meta:document-statistic meta:table-count="0" meta:image-count="0" meta:object-count="0" meta:page-count="4" meta:paragraph-count="152" meta:word-count="647" meta:character-count="4888" meta:non-whitespace-character-count="4393"/>
  </office:meta>
</office:document-meta>
</file>